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pitch="variable"/>
    <style:font-face style:name="B Nazanin1" svg:font-family="'B Nazanin'"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IRANSans" svg:font-family="IRANSans" style:font-family-generic="swiss"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3">
      <style:paragraph-properties fo:line-height="150%" fo:text-align="end" style:justify-single-word="false" style:writing-mode="rl-tb"/>
      <style:text-properties style:font-name="IRANSans" officeooo:paragraph-rsid="000f7d58" style:font-name-complex="IRANSans" style:language-complex="fa" style:country-complex="IR"/>
    </style:style>
    <style:style style:name="P2" style:family="paragraph" style:parent-style-name="List_20_Paragraph">
      <style:paragraph-properties fo:line-height="150%" fo:text-align="end" style:justify-single-word="false" style:writing-mode="rl-tb"/>
      <style:text-properties style:font-name="IRANSans" officeooo:paragraph-rsid="000f7d58" style:font-name-complex="IRANSans" style:language-complex="fa" style:country-complex="IR"/>
    </style:style>
    <style:style style:name="P3" style:family="paragraph" style:parent-style-name="List_20_Paragraph" style:list-style-name="WWNum3">
      <style:paragraph-properties fo:line-height="150%" fo:text-align="end" style:justify-single-word="false" style:writing-mode="rl-tb"/>
      <style:text-properties style:font-name="IRANSans" fo:font-size="11pt" officeooo:paragraph-rsid="000f7d58" style:font-size-asian="11pt" style:font-name-complex="IRANSans" style:font-size-complex="11pt"/>
    </style:style>
    <style:style style:name="P4" style:family="paragraph" style:parent-style-name="List_20_Paragraph" style:list-style-name="WWNum3">
      <style:paragraph-properties fo:margin-left="0in" fo:margin-right="0in" fo:line-height="150%" fo:text-align="end" style:justify-single-word="false" fo:text-indent="0in" style:auto-text-indent="false" style:writing-mode="rl-tb"/>
      <style:text-properties style:font-name="IRANSans" fo:font-size="11pt" officeooo:paragraph-rsid="000f7d58" style:font-size-asian="11pt" style:font-name-complex="IRANSans" style:font-size-complex="11pt"/>
    </style:style>
    <style:style style:name="P5" style:family="paragraph" style:parent-style-name="Standard">
      <style:paragraph-properties fo:margin-top="0.0791in" fo:margin-bottom="0.0791in" style:contextual-spacing="false" fo:line-height="150%" fo:text-align="justify" style:justify-single-word="false" style:writing-mode="rl-tb"/>
      <style:text-properties style:font-name="IRANSans" style:font-name-complex="IRANSans"/>
    </style:style>
    <style:style style:name="P6" style:family="paragraph" style:parent-style-name="Standard">
      <style:paragraph-properties fo:margin-top="0.0791in" fo:margin-bottom="0.0791in" style:contextual-spacing="false" fo:line-height="150%" fo:text-align="end" style:justify-single-word="false" style:writing-mode="rl-tb"/>
      <style:text-properties style:font-name="IRANSans" officeooo:rsid="000f7d58" officeooo:paragraph-rsid="000f7d58" style:font-name-complex="IRANSans"/>
    </style:style>
    <style:style style:name="P7" style:family="paragraph" style:parent-style-name="Standard">
      <style:paragraph-properties fo:margin-top="0.0791in" fo:margin-bottom="0.0791in" style:contextual-spacing="false" fo:line-height="150%" fo:text-align="justify" style:justify-single-word="false" style:writing-mode="rl-tb"/>
      <style:text-properties style:font-name="IRANSans" officeooo:rsid="000f7d58" officeooo:paragraph-rsid="000f7d58" style:font-name-complex="IRANSans"/>
    </style:style>
    <style:style style:name="P8" style:family="paragraph" style:parent-style-name="Standard">
      <style:paragraph-properties fo:line-height="150%" fo:text-align="end" style:justify-single-word="false" fo:break-before="page" style:writing-mode="rl-tb"/>
      <style:text-properties style:font-name="IRANSans" officeooo:paragraph-rsid="000f7d58" style:font-name-complex="IRANSans" style:language-complex="fa" style:country-complex="IR"/>
    </style:style>
    <style:style style:name="P9" style:family="paragraph" style:parent-style-name="Standard">
      <style:paragraph-properties fo:line-height="150%" fo:text-align="end" style:justify-single-word="false" style:writing-mode="rl-tb"/>
      <style:text-properties style:font-name="IRANSans" officeooo:paragraph-rsid="000f7d58" style:font-name-complex="IRANSans" style:language-complex="fa" style:country-complex="IR"/>
    </style:style>
    <style:style style:name="P10"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6pt" fo:font-weight="bold" style:font-size-asian="6pt" style:font-weight-asian="bold" style:font-name-complex="IRANSans" style:font-size-complex="6pt" style:language-complex="fa" style:country-complex="IR" style:font-weight-complex="bold"/>
    </style:style>
    <style:style style:name="P11"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6pt" style:font-size-asian="6pt" style:font-name-complex="IRANSans" style:font-size-complex="6pt" style:language-complex="fa" style:country-complex="IR"/>
    </style:style>
    <style:style style:name="P12"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16pt" style:font-size-asian="16pt" style:font-name-complex="IRANSans" style:font-size-complex="16pt" style:language-complex="fa" style:country-complex="IR"/>
    </style:style>
    <style:style style:name="P13"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18pt" fo:font-weight="bold" style:font-size-asian="18pt" style:font-weight-asian="bold" style:font-name-complex="IRANSans" style:font-size-complex="18pt" style:language-complex="fa" style:country-complex="IR" style:font-weight-complex="bold"/>
    </style:style>
    <style:style style:name="P14"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4pt" fo:font-weight="bold" style:font-size-asian="4pt" style:font-weight-asian="bold" style:font-name-complex="IRANSans" style:font-size-complex="4pt" style:language-complex="fa" style:country-complex="IR" style:font-weight-complex="bold"/>
    </style:style>
    <style:style style:name="P15"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14pt" style:font-size-asian="14pt" style:font-name-complex="IRANSans" style:font-size-complex="14pt" style:language-complex="fa" style:country-complex="IR"/>
    </style:style>
    <style:style style:name="P16" style:family="paragraph" style:parent-style-name="Standard" style:list-style-name="L2">
      <style:paragraph-properties fo:margin-top="0.0791in" fo:margin-bottom="0.0791in" style:contextual-spacing="false" fo:line-height="150%" fo:text-align="justify" style:justify-single-word="false" style:writing-mode="rl-tb"/>
      <style:text-properties style:font-name="IRANSans" fo:font-size="14pt" officeooo:rsid="000f7d58" officeooo:paragraph-rsid="000f7d58" style:font-size-asian="14pt" style:font-name-complex="IRANSans" style:font-size-complex="14pt" style:language-complex="fa" style:country-complex="IR"/>
    </style:style>
    <style:style style:name="P17" style:family="paragraph" style:parent-style-name="Standard" style:list-style-name="L2">
      <style:paragraph-properties fo:margin-top="0.0791in" fo:margin-bottom="0.0791in" style:contextual-spacing="false" fo:line-height="150%" fo:text-align="justify" style:justify-single-word="false" style:writing-mode="rl-tb"/>
      <style:text-properties style:font-name="IRANSans" fo:font-size="14pt" officeooo:rsid="000f7d58" officeooo:paragraph-rsid="0012a032" style:font-size-asian="14pt" style:font-name-complex="IRANSans" style:font-size-complex="14pt" style:language-complex="fa" style:country-complex="IR"/>
    </style:style>
    <style:style style:name="P18" style:family="paragraph" style:parent-style-name="Standard">
      <style:paragraph-properties fo:margin-top="0.0791in" fo:margin-bottom="0.0791in" style:contextual-spacing="false" fo:line-height="150%" fo:text-align="end" style:justify-single-word="false" style:writing-mode="rl-tb"/>
      <style:text-properties style:font-name="IRANSans" fo:font-size="14pt" officeooo:rsid="000f7d58" officeooo:paragraph-rsid="000f7d58" style:font-size-asian="14pt" style:font-name-complex="IRANSans" style:font-size-complex="14pt" style:language-complex="fa" style:country-complex="IR"/>
    </style:style>
    <style:style style:name="P19" style:family="paragraph" style:parent-style-name="Standard" style:list-style-name="L1">
      <style:paragraph-properties fo:margin-top="0.0791in" fo:margin-bottom="0.0791in" style:contextual-spacing="false" fo:line-height="150%" fo:text-align="end" style:justify-single-word="false" style:writing-mode="rl-tb"/>
      <style:text-properties style:font-name="IRANSans" fo:font-size="14pt" officeooo:rsid="000f7d58" officeooo:paragraph-rsid="000f7d58" style:font-size-asian="14pt" style:font-name-complex="IRANSans" style:font-size-complex="14pt" style:language-complex="fa" style:country-complex="IR"/>
    </style:style>
    <style:style style:name="P20" style:family="paragraph" style:parent-style-name="Standard" style:list-style-name="L3">
      <style:paragraph-properties fo:margin-top="0.0791in" fo:margin-bottom="0.0791in" style:contextual-spacing="false" fo:line-height="150%" fo:text-align="justify" style:justify-single-word="false"/>
      <style:text-properties style:font-name="IRANSans" fo:font-size="14pt" officeooo:rsid="0012a032" officeooo:paragraph-rsid="0012a032" style:font-size-asian="14pt" style:font-name-complex="IRANSans" style:font-size-complex="14pt" style:language-complex="fa" style:country-complex="IR"/>
    </style:style>
    <style:style style:name="P21" style:family="paragraph" style:parent-style-name="Standard" style:list-style-name="L2">
      <style:paragraph-properties fo:margin-top="0.0791in" fo:margin-bottom="0.0791in" style:contextual-spacing="false" fo:line-height="150%" fo:text-align="justify" style:justify-single-word="false" style:writing-mode="rl-tb"/>
      <style:text-properties style:font-name="IRANSans" fo:font-size="14pt" officeooo:rsid="0012a032" officeooo:paragraph-rsid="0012a032" style:font-size-asian="14pt" style:font-name-complex="IRANSans" style:font-size-complex="14pt" style:language-complex="fa" style:country-complex="IR"/>
    </style:style>
    <style:style style:name="P22" style:family="paragraph" style:parent-style-name="Standard">
      <style:paragraph-properties fo:margin-top="0.0791in" fo:margin-bottom="0.0791in" style:contextual-spacing="false" fo:line-height="150%" fo:text-align="justify" style:justify-single-word="false" style:writing-mode="rl-tb"/>
      <style:text-properties style:font-name="IRANSans" fo:font-size="20pt" fo:font-weight="bold" style:font-size-asian="20pt" style:font-weight-asian="bold" style:font-name-complex="IRANSans" style:font-size-complex="20pt" style:language-complex="fa" style:country-complex="IR" style:font-weight-complex="bold"/>
    </style:style>
    <style:style style:name="T1" style:family="text">
      <style:text-properties fo:font-size="18pt" fo:font-weight="bold" style:font-size-asian="18pt" style:font-weight-asian="bold" style:font-size-complex="18pt" style:language-complex="fa" style:country-complex="IR" style:font-weight-complex="bold"/>
    </style:style>
    <style:style style:name="T2" style:family="text">
      <style:text-properties fo:font-size="18pt" fo:font-weight="bold" officeooo:rsid="000f7d58" style:font-size-asian="18pt" style:font-weight-asian="bold" style:font-size-complex="18pt" style:language-complex="fa" style:country-complex="IR" style:font-weight-complex="bold"/>
    </style:style>
    <style:style style:name="T3" style:family="text">
      <style:text-properties fo:font-size="14pt" style:font-size-asian="14pt" style:font-size-complex="14pt" style:language-complex="fa" style:country-complex="IR"/>
    </style:style>
    <style:style style:name="T4" style:family="text">
      <style:text-properties fo:font-size="14pt" officeooo:rsid="000f7d58" style:font-size-asian="14pt" style:font-size-complex="14pt" style:language-complex="fa" style:country-complex="IR"/>
    </style:style>
    <style:style style:name="T5" style:family="text">
      <style:text-properties fo:font-size="14pt" officeooo:rsid="00157ca4" style:font-size-asian="14pt" style:font-size-complex="14pt" style:language-complex="fa" style:country-complex="IR"/>
    </style:style>
    <style:style style:name="T6" style:family="text">
      <style:text-properties fo:font-size="20pt" fo:font-weight="bold" style:font-size-asian="20pt" style:font-weight-asian="bold" style:font-size-complex="20pt" style:language-complex="fa" style:country-complex="IR" style:font-weight-complex="bold"/>
    </style:style>
    <style:style style:name="T7" style:family="text">
      <style:text-properties fo:font-size="20pt" fo:font-weight="bold" officeooo:rsid="000f7d58" style:font-size-asian="20pt" style:font-weight-asian="bold" style:font-size-complex="20pt" style:language-complex="fa" style:country-complex="IR" style:font-weight-complex="bold"/>
    </style:style>
    <style:style style:name="T8" style:family="text">
      <style:text-properties style:language-complex="fa" style:country-complex="IR"/>
    </style:style>
    <style:style style:name="T9" style:family="text">
      <style:text-properties officeooo:rsid="000f7d58" style:language-complex="fa" style:country-complex="IR"/>
    </style:style>
    <style:style style:name="T10" style:family="text">
      <style:text-properties style:font-name="IRANSans" fo:font-size="14pt" style:font-size-asian="14pt" style:font-name-complex="IRANSans" style:font-size-complex="14pt" style:language-complex="fa" style:country-complex="IR"/>
    </style:style>
    <style:style style:name="T11" style:family="text">
      <style:text-properties style:font-name="IRANSans" fo:font-size="14pt" officeooo:rsid="00157ca4" style:font-size-asian="14pt" style:font-name-complex="IRANSans" style:font-size-complex="14pt" style:language-complex="fa" style:country-complex="IR"/>
    </style:style>
    <style:style style:name="T12" style:family="text">
      <style:text-properties officeooo:rsid="0012a032"/>
    </style:style>
    <style:style style:name="T13" style:family="text">
      <style:text-properties officeooo:rsid="00157ca4"/>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خلاصه</text:span><text:span text:style-name="T1"> پروژه :</text:span></text:p>
      <text:p text:style-name="P10"/>
      <text:p text:style-name="P5"><text:span text:style-name="T3">تحلیل و پیش‌بینی تقاضای محصولات با استفاده از روش‌های </text:span><text:span text:style-name="T4">ذکر شده</text:span><text:span text:style-name="T3"> برای ستون </text:span><text:span text:style-name="T4">تعداد و دسته بندی</text:span><text:span text:style-name="T3"> در دیتاست Global Superstore Orders 2016.</text:span></text:p>
      <text:p text:style-name="P12"/>
      <text:p text:style-name="P12"/>
      <text:p text:style-name="P13">مقدمه :</text:p>
      <text:p text:style-name="P14"/>
      <text:p text:style-name="P15">پیش‌بینی تقاضای محصولات یکی از مسائل بسیار مهم در صنعت و تجارت است که در صورت توانایی دقیق در این زمینه، به کاهش هزینه‌های ناشی از تولید یا استهلاک محصولات منجر می‌شود. به علاوه، پیش‌بینی دقیق تقاضا به کارآفرینان در انتخاب بهترین تدارکات کمک می‌کند. در این پروژه، با استفاده از داده‌های دیتاست Global Superstore Orders 2016 و با ترکیب روش‌های مطرح شده در قسمت منابع و مدل‌های یادگیری ماشینی، به پیش‌بینی تقاضای محصولات می‌پردازیم.</text:p>
      <text:p text:style-name="P12"/>
      <text:p text:style-name="P12"/>
      <text:p text:style-name="P13"><text:soft-page-break/>روش‌های مورد استفاده :</text:p>
      <text:p text:style-name="P11"/>
      <text:p text:style-name="P15">در این پروژه، از روش‌های یادگیری ماشینی زیر نیز برای پیش‌بینی تقاضای محصولات استفاده خواهیم کرد:</text:p>
      <text:p text:style-name="P15"/>
      <text:list xml:id="list2939714346" text:style-name="L3">
        <text:list-item>
          <text:p text:style-name="P20">RNN</text:p>
        </text:list-item>
        <text:list-item>
          <text:p text:style-name="P20">GRU</text:p>
        </text:list-item>
      </text:list>
      <text:p text:style-name="P6"/>
      <text:p text:style-name="P18"/>
      <text:list text:style-name="L1">
        <text:list-item>
          <text:p text:style-name="P19">پارامتر های مدل ها در فایل‌های جداگانه و قابل تنظیم تحویل می شود.</text:p>
        </text:list-item>
        <text:list-item>
          <text:p text:style-name="P19">فلوچارت بصری از معماری تمامی مدل ها تحویل خواهد شد.</text:p>
        </text:list-item>
        <text:list-item>
          <text:p text:style-name="P19">از شاخص های ارزیابی معیار استفاده می شود. <text:s/></text:p>
        </text:list-item>
      </text:list>
      <text:p text:style-name="P22"/>
      <text:p text:style-name="P5"><text:span text:style-name="T7">زمان بندی و هزینه</text:span><text:span text:style-name="T6">:</text:span></text:p>
      <text:list xml:id="list2362927688" text:style-name="L2">
        <text:list-item>
          <text:p text:style-name="P21">بسط دادن داده‌ها ۳ روز</text:p>
        </text:list-item>
        <text:list-item>
          <text:p text:style-name="P17"><text:soft-page-break/>پیاده‌سازی مدل ها <text:span text:style-name="T12">۱</text:span> روز</text:p>
        </text:list-item>
        <text:list-item>
          <text:p text:style-name="P16">تست و دیباگ مدل ها <text:span text:style-name="T12">۲</text:span> روز</text:p>
        </text:list-item>
        <text:list-item>
          <text:p text:style-name="P16">مصور سازی های مورد نیاز <text:span text:style-name="T13">۰</text:span> روز</text:p>
        </text:list-item>
        <text:list-item>
          <text:p text:style-name="P16">آموزش و بررسی پیش‌بینی مدل ها <text:span text:style-name="T12">۱</text:span> روز</text:p>
        </text:list-item>
      </text:list>
      <text:p text:style-name="P7"/>
      <text:p text:style-name="P7"><text:span text:style-name="T3">هزینه پیاده‌سازی، تست، مصور سازی های ذکر شده</text:span><text:span text:style-name="T5"> ۷ روز کاری به مدت ۵۶ ساعت</text:span><text:span text:style-name="T3"> </text:span><text:span text:style-name="T5">۱۱,۲۰۰,۰۰۰</text:span><text:span text:style-name="T3"> </text:span><text:span text:style-name="T5">هزار</text:span><text:span text:style-name="T3"> تومان </text:span><text:span text:style-name="T5">(ساعتی ۲۰۰ هزار تومان)</text:span><text:span text:style-name="T3"> به مدت </text:span><text:span text:style-name="T5">۲</text:span><text:span text:style-name="T3"> هفته از شروع پروژه برآورد می شود. پس از واریز ۳۰٪ از هزینه کل، توسعه شروع می شود.</text:span></text:p>
      <text:p text:style-name="P7"/>
      <text:p text:style-name="P8">تعهدات پیمان کار:</text:p>
      <text:list xml:id="list2097655519" text:style-name="WWNum3">
        <text:list-item>
          <text:p text:style-name="P1">در زمان تعیین شده تمامی بندهای ذکر شده را مطابق شرایط بیان شده تحویل دهد.</text:p>
        </text:list-item>
        <text:list-item>
          <text:p text:style-name="P1">پروژه را به صورتی پیاده سازی کند که قابل توسعه باشد.</text:p>
        </text:list-item>
        <text:list-item>
          <text:p text:style-name="P1">در زمان پشتیبانی فقط بخشی که توسعه داده شده است را رفع اشکال می نماید تا مطابق بندهای ذکر شده عمل کند.</text:p>
        </text:list-item>
      </text:list>
      <text:p text:style-name="P2"/>
      <text:p text:style-name="P9">تعهدات کارفرما:</text:p>
      <text:list xml:id="list212639668677584" text:continue-numbering="true" text:style-name="WWNum3">
        <text:list-item>
          <text:p text:style-name="P1">مطابق بندهای ذکر شده نیازمندیهای ذکر شده را به پیمانکار در اسرع وقت تحویل دهد.</text:p>
        </text:list-item>
        <text:list-item>
          <text:p text:style-name="P1">بخش هایی که در این فایل ذکر نشده است به عهده کارفرما بوده و فقط بخش های گزارش شده که راه کار برای آنها ذکر شده است پیاده سازی میشود، پس بند های پروژه را به صورت دقیق مطالعه کند تا در زمان تحویل گیری پروژه مطابق بندهای ذکر شده پروژه را تحویل بگیرد.</text:p>
        </text:list-item>
        <text:list-item>
          <text:p text:style-name="P1">تایید بند های ذکر شده یا درخواست تغییر در بند های این قرارداد را به صورت کتبی به پیمان کار اطلاع رسانی کند.</text:p>
        </text:list-item>
        <text:list-item>
          <text:p text:style-name="P3"><text:span text:style-name="T8">باقی مانده هزینه پروژه را به صورت کامل حد اکثر تا 48 ساعت پس از</text:span><text:span text:style-name="T9"> دمو نسخه نهایی</text:span><text:span text:style-name="T8"> </text:span><text:span text:style-name="T9">برای </text:span><text:span text:style-name="T8">تحویل </text:span><text:span text:style-name="T9">کد</text:span><text:span text:style-name="T8"> کامل پروژه پرداخت کند.</text:span></text:p>
          <text:p text:style-name="P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pitch="variable"/>
    <style:font-face style:name="B Nazanin1" svg:font-family="'B Nazanin'"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IRANSans" svg:font-family="IRANSans" style:font-family-generic="swiss"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loext:linked-style-name="List_20_Paragraph_20_Char">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_20_Paragraph_20_Char" style:display-name="List Paragraph Char" style:family="text" loext:linked-style-name="List_20_Paragraph">
      <style:text-properties style:font-name="Calibri" fo:font-family="Calibri" style:font-family-generic="roman" style:font-pitch="variable" fo:font-size="11pt" style:font-name-asian="Calibri2" style:font-family-asian="Calibri" style:font-family-generic-asian="system" style:font-pitch-asian="variable" style:font-size-asian="11pt" style:font-name-complex="Arial" style:font-family-complex="Arial" style:font-family-generic-complex="system" style:font-pitch-complex="variable"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style:font-name-asian="Calibri2" style:font-family-asian="Calibri" style:font-family-generic-asian="system" style:font-pitch-asian="variable" style:font-name-complex="B Nazanin1" style:font-family-complex="'B Nazani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ღseph Hosseini</meta:initial-creator>
    <meta:editing-cycles>7</meta:editing-cycles>
    <meta:creation-date>2023-04-14T18:15:00</meta:creation-date>
    <dc:date>2023-06-11T21:26:38.957919451</dc:date>
    <meta:editing-duration>PT2H16M18S</meta:editing-duration>
    <meta:generator>LibreOffice/7.4.7.2$Linux_X86_64 LibreOffice_project/40$Build-2</meta:generator>
    <meta:document-statistic meta:table-count="0" meta:image-count="0" meta:object-count="0" meta:page-count="4" meta:paragraph-count="28" meta:word-count="423" meta:character-count="2026" meta:non-whitespace-character-count="1646"/>
    <meta:user-defined meta:name="AppVersion">16.0000</meta:user-defined>
    <meta:template xlink:type="simple" xlink:actuate="onRequest" xlink:title="Normal" xlink:href=""/>
  </office:meta>
</office:document-meta>
</file>